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0.583cm" fo:margin-left="3.201cm" table:align="left" style:writing-mode="lr-tb"/>
    </style:style>
    <style:style style:name="Tabla2.A" style:family="table-column">
      <style:table-column-properties style:column-width="2.621cm"/>
    </style:style>
    <style:style style:name="Tabla2.B" style:family="table-column">
      <style:table-column-properties style:column-width="1.935cm"/>
    </style:style>
    <style:style style:name="Tabla2.C" style:family="table-column">
      <style:table-column-properties style:column-width="3.145cm"/>
    </style:style>
    <style:style style:name="Tabla2.D" style:family="table-column">
      <style:table-column-properties style:column-width="2.88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800080" fo:padding-left="0.191cm" fo:padding-right="0.191cm" fo:padding-top="0cm" fo:padding-bottom="0cm" fo:border-left="none" fo:border-right="none" fo:border-top="1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  <style:text-properties fo:font-size="9pt" fo:font-style="italic" fo:font-weight="normal" officeooo:paragraph-rsid="002a5bfb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4" style:family="paragraph" style:parent-style-name="Standard">
      <style:paragraph-properties fo:line-height="200%" fo:text-align="justify" style:justify-single-word="false"/>
      <style:text-properties style:font-name="Arial" fo:font-size="12pt" officeooo:paragraph-rsid="002a5bfb" style:font-size-asian="12pt" style:font-name-complex="Bookman Old Style" style:font-size-complex="12pt"/>
    </style:style>
    <style:style style:name="P5" style:family="paragraph" style:parent-style-name="Standard">
      <style:paragraph-properties fo:line-height="200%" fo:text-align="center" style:justify-single-word="false" style:snap-to-layout-grid="false"/>
      <style:text-properties style:font-name="Arial" fo:font-size="12pt" officeooo:paragraph-rsid="002a5bfb" style:font-size-asian="12pt" style:font-name-complex="Bookman Old Style" style:font-size-complex="12pt"/>
    </style:style>
    <style:style style:name="P6" style:family="paragraph" style:parent-style-name="Standard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2pt" officeooo:paragraph-rsid="002a5bfb" style:font-size-asian="12pt" style:font-size-complex="12pt"/>
    </style:style>
    <style:style style:name="P7" style:family="paragraph" style:parent-style-name="Standard">
      <style:paragraph-properties fo:margin-left="0.624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2pt" officeooo:paragraph-rsid="002a5bfb" style:font-size-asian="12pt" style:font-size-complex="12pt"/>
    </style:style>
    <style:style style:name="P8" style:family="paragraph" style:parent-style-name="Standard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200%" fo:text-align="justify" style:justify-single-word="false" fo:text-indent="0cm" style:auto-text-indent="false" style:page-number="auto" fo:background-color="transparent"/>
      <style:text-properties style:font-name="Arial" fo:font-size="12pt" officeooo:paragraph-rsid="002a5bfb" style:font-size-asian="12pt" style:font-size-complex="12pt"/>
    </style:style>
    <style:style style:name="P10" style:family="paragraph" style:parent-style-name="Standard">
      <style:paragraph-properties fo:line-height="200%" fo:text-align="center" style:justify-single-word="false" style:snap-to-layout-grid="false"/>
      <style:text-properties fo:color="#ffffff" loext:opacity="100%" style:font-name="Arial" fo:font-size="12pt" officeooo:paragraph-rsid="002a5bfb" style:font-size-asian="12pt" style:font-name-complex="Bookman Old Style" style:font-size-complex="12pt"/>
    </style:style>
    <style:style style:name="P11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2" style:family="paragraph" style:parent-style-name="Standard" style:list-style-name="L1">
      <style:paragraph-properties fo:margin-left="0.605cm" fo:margin-right="0cm" fo:line-height="150%" fo:text-indent="0.646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3" style:family="paragraph" style:parent-style-name="Standard" style:list-style-name="L1">
      <style:paragraph-properties fo:line-height="150%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4" style:family="paragraph" style:parent-style-name="Standard" style:list-style-name="L1">
      <style:paragraph-properties fo:margin-left="0.584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5" style:family="paragraph" style:parent-style-name="Standard" style:list-style-name="L1">
      <style:paragraph-properties fo:margin-left="1.351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6" style:family="paragraph" style:parent-style-name="Standard" style:list-style-name="L1">
      <style:paragraph-properties fo:margin-left="1.452cm" fo:margin-right="0cm" fo:line-height="150%" fo:text-indent="-0.635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name-complex="Bookman Old Style" style:font-size-complex="11pt"/>
    </style:style>
    <style:style style:name="P17" style:family="paragraph" style:parent-style-name="Standard" style:list-style-name="L1">
      <style:paragraph-properties fo:margin-left="1.351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rsid="002bfc90" officeooo:paragraph-rsid="002bfc90" style:font-size-asian="11pt" style:font-name-complex="Bookman Old Style" style:font-size-complex="11pt"/>
    </style:style>
    <style:style style:name="P18" style:family="paragraph" style:parent-style-name="Standard" style:list-style-name="L1">
      <style:paragraph-properties fo:margin-left="1.351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fo:font-weight="bold" officeooo:rsid="002e4622" officeooo:paragraph-rsid="002e4622" style:font-size-asian="11pt" style:font-weight-asian="bold" style:font-name-complex="Bookman Old Style" style:font-size-complex="11pt" style:font-weight-complex="bold"/>
    </style:style>
    <style:style style:name="P19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style:font-name="Arial" fo:font-size="12pt" officeooo:paragraph-rsid="002a5bfb" style:font-size-asian="12pt" style:font-size-complex="12pt"/>
    </style:style>
    <style:style style:name="P20" style:family="paragraph" style:parent-style-name="Standard" style:list-style-name="L2" style:master-page-name="">
      <loext:graphic-properties draw:fill="none"/>
      <style:paragraph-properties fo:margin-left="0cm" fo:margin-right="0cm" fo:line-height="200%" fo:text-align="justify" style:justify-single-word="false" fo:text-indent="0.199cm" style:auto-text-indent="false" style:page-number="auto" fo:background-color="transparent"/>
      <style:text-properties style:font-name="Arial" fo:font-size="12pt" officeooo:paragraph-rsid="002a5bfb" style:font-size-asian="12pt" style:font-size-complex="12pt"/>
    </style:style>
    <style:style style:name="P21" style:family="paragraph" style:parent-style-name="Standard" style:list-style-name="L3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2" style:family="paragraph" style:parent-style-name="Standard" style:list-style-name="L4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3" style:family="paragraph" style:parent-style-name="Standard" style:list-style-name="L5">
      <style:paragraph-properties fo:margin-top="0.423cm" fo:margin-bottom="0cm" style:contextual-spacing="false"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4" style:family="paragraph" style:parent-style-name="Standard" style:list-style-name="L5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5" style:family="paragraph" style:parent-style-name="Standard" style:list-style-name="L5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style:font-name="Arial" fo:font-size="12pt" officeooo:paragraph-rsid="002a5bfb" style:font-size-asian="12pt" style:font-size-complex="12pt"/>
    </style:style>
    <style:style style:name="P26" style:family="paragraph" style:parent-style-name="Standard" style:list-style-name="L6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7" style:family="paragraph" style:parent-style-name="Standard" style:list-style-name="L7">
      <style:paragraph-properties fo:line-height="200%" fo:text-align="justify" style:justify-single-word="false"/>
      <style:text-properties style:font-name="Arial" fo:font-size="12pt" officeooo:paragraph-rsid="002a5bfb" style:font-size-asian="12pt" style:font-size-complex="12pt"/>
    </style:style>
    <style:style style:name="P28" style:family="paragraph" style:parent-style-name="Standard" style:list-style-name="L2">
      <style:paragraph-properties fo:line-height="200%" fo:text-align="justify" style:justify-single-word="false"/>
      <style:text-properties style:font-name="Arial" fo:font-size="12pt" officeooo:paragraph-rsid="002a5bfb" style:font-size-asian="12pt" style:font-name-complex="Bookman Old Style" style:font-size-complex="12pt"/>
    </style:style>
    <style:style style:name="P29" style:family="paragraph" style:parent-style-name="Standard" style:list-style-name="L7">
      <style:paragraph-properties fo:line-height="200%" fo:text-align="justify" style:justify-single-word="false"/>
      <style:text-properties style:font-name="Arial" fo:font-size="12pt" officeooo:paragraph-rsid="002a5bfb" style:font-size-asian="12pt" style:font-name-complex="Bookman Old Style" style:font-size-complex="12pt"/>
    </style:style>
    <style:style style:name="P30" style:family="paragraph" style:parent-style-name="Standard" style:list-style-name="L2" style:master-page-name="">
      <loext:graphic-properties draw:fill="none"/>
      <style:paragraph-properties fo:margin-left="0cm" fo:margin-right="0cm" fo:line-height="200%" fo:text-align="justify" style:justify-single-word="false" fo:text-indent="0.101cm" style:auto-text-indent="false" style:page-number="auto" fo:background-color="transparent"/>
      <style:text-properties style:font-name="Arial" fo:font-size="12pt" officeooo:rsid="00300f4f" officeooo:paragraph-rsid="002a5bfb" style:font-size-asian="12pt" style:font-name-complex="Bookman Old Style" style:font-size-complex="12pt"/>
    </style:style>
    <style:style style:name="P31" style:family="paragraph" style:parent-style-name="Standard" style:list-style-name="L2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>
        <style:tab-stops>
          <style:tab-stop style:position="0.222cm"/>
        </style:tab-stops>
      </style:paragraph-properties>
      <style:text-properties style:font-name="Arial" fo:font-size="12pt" officeooo:paragraph-rsid="002a5bfb" style:font-size-asian="12pt" style:font-name-complex="Bookman Old Style" style:font-size-complex="12pt"/>
    </style:style>
    <style:style style:name="P32" style:family="paragraph" style:parent-style-name="Standard" style:list-style-name="L8">
      <style:paragraph-properties fo:line-height="150%">
        <style:tab-stops>
          <style:tab-stop style:position="0.222cm"/>
        </style:tab-stops>
      </style:paragraph-properties>
      <style:text-properties style:font-name="Arial" fo:font-size="12pt" officeooo:paragraph-rsid="002a5bfb" style:font-size-asian="12pt" style:font-name-complex="Bookman Old Style" style:font-size-complex="12pt"/>
    </style:style>
    <style:style style:name="P33" style:family="paragraph" style:parent-style-name="Standard" style:list-style-name="L8">
      <style:paragraph-properties fo:line-height="150%">
        <style:tab-stops>
          <style:tab-stop style:position="0.222cm"/>
        </style:tab-stops>
      </style:paragraph-properties>
      <style:text-properties style:font-name="Arial" fo:font-size="12pt" officeooo:paragraph-rsid="002e4622" style:font-size-asian="12pt" style:font-name-complex="Bookman Old Style" style:font-size-complex="12pt"/>
    </style:style>
    <style:style style:name="P34" style:family="paragraph" style:parent-style-name="Standard" style:list-style-name="L1">
      <style:paragraph-properties fo:margin-left="1.351cm" fo:margin-right="0cm" fo:line-height="150%" fo:text-indent="-0.624cm" style:auto-text-indent="false">
        <style:tab-stops>
          <style:tab-stop style:position="0.222cm"/>
        </style:tab-stops>
      </style:paragraph-properties>
      <style:text-properties fo:color="#2a6099" loext:opacity="100%" style:font-name="Arial" fo:font-size="11pt" fo:font-weight="bold" officeooo:rsid="002a5bfb" officeooo:paragraph-rsid="002a5bfb" style:font-size-asian="11pt" style:font-weight-asian="bold" style:font-name-complex="Bookman Old Style" style:font-size-complex="11pt" style:font-weight-complex="bold"/>
    </style:style>
    <style:style style:name="P35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fo:font-size="12pt" officeooo:paragraph-rsid="002a5bfb" style:font-size-asian="12pt" style:font-size-complex="12pt"/>
    </style:style>
    <style:style style:name="P36" style:family="paragraph" style:parent-style-name="Standard" style:list-style-name="L5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fo:font-size="12pt" officeooo:paragraph-rsid="002a5bfb" style:font-size-asian="12pt" style:font-size-complex="12pt"/>
    </style:style>
    <style:style style:name="P37" style:family="paragraph" style:parent-style-name="Standard" style:list-style-name="L2">
      <loext:graphic-properties draw:fill="none"/>
      <style:paragraph-properties fo:margin-left="0cm" fo:margin-right="0cm" fo:line-height="200%" fo:text-align="justify" style:justify-single-word="false" fo:text-indent="0.101cm" style:auto-text-indent="false" fo:background-color="transparent"/>
      <style:text-properties fo:font-size="12pt" officeooo:paragraph-rsid="002a5bfb" style:font-size-asian="12pt" style:font-size-complex="12pt"/>
    </style:style>
    <style:style style:name="P38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officeooo:rsid="001e8e8f"/>
    </style:style>
    <style:style style:name="T3" style:family="text">
      <style:text-properties style:font-name="Arial" officeooo:rsid="0028a0df"/>
    </style:style>
    <style:style style:name="T4" style:family="text">
      <style:text-properties style:font-name="Arial" fo:font-size="8pt" officeooo:rsid="0028a0df" style:font-size-asian="8pt" style:font-size-complex="8pt"/>
    </style:style>
    <style:style style:name="T5" style:family="text">
      <style:text-properties style:font-name="Arial" style:font-name-complex="Bookman Old Style"/>
    </style:style>
    <style:style style:name="T6" style:family="text">
      <style:text-properties style:font-name="Arial" officeooo:rsid="00300f4f" style:font-name-complex="Bookman Old Style"/>
    </style:style>
    <style:style style:name="T7" style:family="text">
      <style:text-properties officeooo:rsid="00238947"/>
    </style:style>
    <style:style style:name="T8" style:family="text">
      <style:text-properties officeooo:rsid="002a1ac3"/>
    </style:style>
    <style:style style:name="T9" style:family="text">
      <style:text-properties officeooo:rsid="001df720"/>
    </style:style>
    <style:style style:name="T10" style:family="text">
      <style:text-properties style:text-position="sub 58%"/>
    </style:style>
    <style:style style:name="T11" style:family="text">
      <style:text-properties style:text-position="sub 58%" style:font-name="Arial"/>
    </style:style>
    <style:style style:name="T12" style:family="text">
      <style:text-properties style:text-position="sub 58%" style:font-name="Arial" style:font-name-complex="Bookman Old Style"/>
    </style:style>
    <style:style style:name="T13" style:family="text">
      <style:text-properties style:text-position="sub 58%" style:font-name-complex="Bookman Old Style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Arial"/>
    </style:style>
    <style:style style:name="T16" style:family="text">
      <style:text-properties style:font-name-complex="Bookman Old Style"/>
    </style:style>
    <style:style style:name="T17" style:family="text">
      <style:text-properties officeooo:rsid="00300f4f" style:font-name-complex="Bookman Old Styl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e4622" style:font-weight-asian="bold" style:font-weight-complex="bold"/>
    </style:style>
    <style:style style:name="T20" style:family="text">
      <style:text-properties officeooo:rsid="00300f4f"/>
    </style:style>
    <style:style style:name="T21" style:family="text">
      <style:text-properties officeooo:rsid="003086ac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51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xercicios 1.1b</text:span>.- Conversión entre sistemas de numeración. AND e <text:s/>OR</text:p>
      <text:p text:style-name="Standard"/>
      <text:list xml:id="list3346781796" text:style-name="L1">
        <text:list-item>
          <text:p text:style-name="P11">Realiza as seguintes operacións lóxicas:</text:p>
          <text:list>
            <text:list-item>
              <text:p text:style-name="P12">1100 AND 0011</text:p>
            </text:list-item>
            <text:list-item>
              <text:p text:style-name="P12">111001 AND 001111</text:p>
            </text:list-item>
            <text:list-item>
              <text:p text:style-name="P12">1010 AND 1010</text:p>
            </text:list-item>
            <text:list-item>
              <text:p text:style-name="P12">101010 AND 000111</text:p>
            </text:list-item>
            <text:list-item>
              <text:p text:style-name="P12">101010 AND 111100</text:p>
            </text:list-item>
            <text:list-item>
              <text:p text:style-name="P12">1100 OR 0011</text:p>
            </text:list-item>
            <text:list-item>
              <text:p text:style-name="P13">111001 OR 001111</text:p>
            </text:list-item>
            <text:list-item>
              <text:p text:style-name="P13">1010 OR 1010</text:p>
            </text:list-item>
            <text:list-item>
              <text:p text:style-name="P13">101010 OR 000111</text:p>
            </text:list-item>
            <text:list-item>
              <text:p text:style-name="P13">101010 OR 111100</text:p>
            </text:list-item>
          </text:list>
          <text:p text:style-name="P13"/>
        </text:list-item>
        <text:list-item>
          <text:p text:style-name="P14">Cando temos unha dirección Ipv4, a máscara indica a rede á que pertence. Para saber a rede faremos un AND entre a máscara indicada. O resultado será a rede na que se atopa o equipo da IP dada. Fai isto para as seguintes direccións IP's pas<text:span text:style-name="T7">á</text:span>ndoas previamente a binario:</text:p>
          <text:list>
            <text:list-header>
              <text:p text:style-name="P15"/>
            </text:list-header>
            <text:list-item>
              <text:p text:style-name="P15">193.164.11.13 con máscara 255.255.255.0 </text:p>
              <text:p text:style-name="P34">1100 0001. 1100 0010. <text:s/>0000 1011. 0000 1101</text:p>
              <text:p text:style-name="P34">1111 <text:s/>1111. 1111 <text:s/>1111. <text:s/>1111 1111. <text:s/>0000 0000 <text:s/>(Facemos un AND:)</text:p>
              <text:p text:style-name="P34"><draw:line text:anchor-type="paragraph" draw:z-index="0" draw:name="Liña 1" draw:style-name="gr1" draw:text-style-name="P38" svg:x1="0.286cm" svg:y1="0.332cm" svg:x2="13.868cm" svg:y2="0.307cm"><text:p/></draw:line></text:p>
              <text:p text:style-name="P34">1100 0001. 1100 <text:s/>0010. 0000 1011. 0000 1101 <text:s text:c="2"/>(RESULTADO:</text:p>
              <text:p text:style-name="P17"><text:span text:style-name="T18">193 <text:tab/>. <text:s text:c="9"/>164 <text:tab/> . <text:s text:c="3"/>11 <text:s text:c="7"/>.<text:tab/> <text:s text:c="3"/>0 <text:s text:c="4"/></text:span><text:s/><text:span text:style-name="T18"><text:s/></text:span><text:span text:style-name="T19">R</text:span><text:span text:style-name="T18">EDE </text:span></text:p>
              <text:p text:style-name="P18">O equipo 193.164.11.13 coa máscara 255.255.255.0 está na rede <text:span text:style-name="T21">193.164.11.0</text:span></text:p>
              <text:p text:style-name="P18"/>
            </text:list-item>
            <text:list-item>
              <text:p text:style-name="P15">192.168.1.14 con máscara 255.255.255.0</text:p>
            </text:list-item>
            <text:list-item>
              <text:p text:style-name="P15">10.0.23.22 con máscara 255.0.0.0</text:p>
            </text:list-item>
            <text:list-item>
              <text:p text:style-name="P15">155.34.22.24 con máscara 255.255.0.0</text:p>
            </text:list-item>
            <text:list-item>
              <text:p text:style-name="P16">192.168.1.14 con máscara 255.255.255.0</text:p>
            </text:list-item>
            <text:list-item>
              <text:p text:style-name="P16">10.0.23.27 con máscara 255.0.0.0</text:p>
            </text:list-item>
          </text:list>
        </text:list-item>
      </text:list>
      <text:p text:style-name="P3"/>
      <text:p text:style-name="P3"/>
      <text:p text:style-name="P6"><text:span text:style-name="T20">3.- </text:span>Conv<text:span text:style-name="T9">e</text:span>rte do sistema decimal ao binario os seguintes números:</text:p>
      <text:section text:style-name="Sect1" text:name="Sección6">
        <text:list xml:id="list3382633998" text:style-name="L2">
          <text:list-item>
            <text:list>
              <text:list-item>
                <text:p text:style-name="P19">33<text:span text:style-name="T10">10 </text:span><text:span text:style-name="T14">=</text:span></text:p>
              </text:list-item>
              <text:list-item>
                <text:p text:style-name="P35"><text:span text:style-name="T1">180</text:span><text:span text:style-name="T11">10 </text:span><text:span text:style-name="T15">=</text:span></text:p>
              </text:list-item>
              <text:list-item>
                <text:p text:style-name="P35"><text:span text:style-name="T1">90</text:span><text:span text:style-name="T11">10 </text:span><text:span text:style-name="T15">=</text:span></text:p>
              </text:list-item>
              <text:list-item>
                <text:p text:style-name="P35"><text:soft-page-break/><text:span text:style-name="T1">1025</text:span><text:span text:style-name="T11">10 </text:span><text:span text:style-name="T15">=</text:span></text:p>
              </text:list-item>
              <text:list-item>
                <text:p text:style-name="P35"><text:span text:style-name="T15">255</text:span><text:span text:style-name="T11">10 </text:span><text:span text:style-name="T15">=</text:span></text:p>
              </text:list-item>
              <text:list-item>
                <text:p text:style-name="P35"><text:span text:style-name="T1">11,75</text:span><text:span text:style-name="T11">10 </text:span><text:span text:style-name="T15">=</text:span></text:p>
              </text:list-item>
              <text:list-item>
                <text:p text:style-name="P35"><text:span text:style-name="T1">210,125</text:span><text:span text:style-name="T11">10 </text:span><text:span text:style-name="T15">=</text:span></text:p>
              </text:list-item>
            </text:list>
          </text:list-item>
        </text:list>
      </text:section>
      <text:list xml:id="list194642526720316" text:continue-numbering="true" text:style-name="L2">
        <text:list-header>
          <text:p text:style-name="P28"/>
          <text:p text:style-name="P20"><text:span text:style-name="T17">4.- </text:span><text:span text:style-name="T16">Realiza as seguintes conversións de binario a decimal.</text:span></text:p>
        </text:list-header>
      </text:list>
      <text:list xml:id="list707272415" text:style-name="L3">
        <text:list-item>
          <text:p text:style-name="P21"><text:span text:style-name="T16">11101</text:span><text:span text:style-name="T13">2 </text:span><text:span text:style-name="T16">=</text:span></text:p>
        </text:list-item>
        <text:list-item>
          <text:p text:style-name="P21"><text:span text:style-name="T16">110111</text:span><text:span text:style-name="T13">2 </text:span><text:span text:style-name="T16">=</text:span></text:p>
        </text:list-item>
        <text:list-item>
          <text:p text:style-name="P21"><text:span text:style-name="T16">1000001</text:span><text:span text:style-name="T13">2 </text:span><text:span text:style-name="T16">=</text:span></text:p>
        </text:list-item>
      </text:list>
      <text:p text:style-name="P4"><text:span text:style-name="T20">5.- </text:span>Realiza as seguintes conversións de octal a binario.</text:p>
      <text:section text:style-name="Sect1" text:name="Sección7">
        <text:list xml:id="list1479134713" text:style-name="L4">
          <text:list-item>
            <text:p text:style-name="P22"><text:span text:style-name="T16">5</text:span><text:span text:style-name="T13">8 <text:s/></text:span><text:span text:style-name="T16">=</text:span></text:p>
          </text:list-item>
          <text:list-item>
            <text:p text:style-name="P22"><text:span text:style-name="T16">55</text:span><text:span text:style-name="T13">8 <text:s/></text:span><text:span text:style-name="T16">=</text:span></text:p>
          </text:list-item>
          <text:list-item>
            <text:p text:style-name="P22"><text:span text:style-name="T16">225</text:span><text:span text:style-name="T13">8 <text:s/></text:span><text:span text:style-name="T16">=</text:span></text:p>
          </text:list-item>
          <text:list-item>
            <text:p text:style-name="P22"><text:span text:style-name="T16">1736</text:span><text:span text:style-name="T13">8 <text:s/></text:span><text:span text:style-name="T16">=</text:span></text:p>
          </text:list-item>
        </text:list>
      </text:section>
      <text:p text:style-name="P7"><text:span text:style-name="T20">6..- </text:span>Completa a seguinte táboa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0">Decimal</text:p>
          </table:table-cell>
          <table:table-cell table:style-name="Tabla2.A1" office:value-type="string">
            <text:p text:style-name="P10">Binario</text:p>
          </table:table-cell>
          <table:table-cell table:style-name="Tabla2.A1" office:value-type="string">
            <text:p text:style-name="P10">Hexadecimal</text:p>
          </table:table-cell>
          <table:table-cell table:style-name="Tabla2.A1" office:value-type="string">
            <text:p text:style-name="P10">Octal</text:p>
          </table:table-cell>
        </table:table-row>
        <table:table-row table:style-name="Tabla2.1">
          <table:table-cell table:style-name="Tabla2.A7" office:value-type="string">
            <text:p text:style-name="P5">11</text:p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>1101</text:p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>AA</text:p>
          </table:table-cell>
          <table:table-cell table:style-name="Tabla2.D7" office:value-type="string">
            <text:p text:style-name="P5"/>
          </table:table-cell>
        </table:table-row>
        <table:table-row table:style-name="Tabla2.1">
          <table:table-cell table:style-name="Tabla2.A5" office:value-type="string">
            <text:p text:style-name="P5"/>
          </table:table-cell>
          <table:table-cell table:style-name="Tabla2.B5" office:value-type="string">
            <text:p text:style-name="P5"/>
          </table:table-cell>
          <table:table-cell table:style-name="Tabla2.C5" office:value-type="string">
            <text:p text:style-name="P5"/>
          </table:table-cell>
          <table:table-cell table:style-name="Tabla2.D5" office:value-type="float" office:value="26">
            <text:p text:style-name="P5">26</text:p>
          </table:table-cell>
        </table:table-row>
        <table:table-row table:style-name="Tabla2.1">
          <table:table-cell table:style-name="Tabla2.A7" office:value-type="string">
            <text:p text:style-name="P5">1023</text:p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>10111</text:p>
          </table:table-cell>
          <table:table-cell table:style-name="Tabla2.C7" office:value-type="string">
            <text:p text:style-name="P5"/>
          </table:table-cell>
          <table:table-cell table:style-name="Tabla2.D7" office:value-type="string">
            <text:p text:style-name="P5"/>
          </table:table-cell>
        </table:table-row>
      </table:table>
      <text:p text:style-name="P8"><text:span text:style-name="T17">7.- </text:span><text:span text:style-name="T16">Realiza as seguintes conversións <text:s/>de binario a octal.</text:span></text:p>
      <text:section text:style-name="Sect2" text:name="Sección1">
        <text:list xml:id="list3997009066" text:style-name="L5">
          <text:list-item>
            <text:p text:style-name="P23"><text:span text:style-name="T16">1111</text:span><text:span text:style-name="T13">2 </text:span><text:span text:style-name="T16"><text:s/>=</text:span></text:p>
          </text:list-item>
          <text:list-item>
            <text:p text:style-name="P24"><text:span text:style-name="T16">11010</text:span><text:span text:style-name="T13">2 <text:s/></text:span><text:span text:style-name="T16">=</text:span></text:p>
          </text:list-item>
          <text:list-item>
            <text:p text:style-name="P25"><text:span text:style-name="T16">1010111</text:span><text:span text:style-name="T13">2 <text:s/></text:span><text:span text:style-name="T16">=</text:span></text:p>
          </text:list-item>
          <text:list-item>
            <text:p text:style-name="P36"><text:span text:style-name="T5">1000101</text:span><text:span text:style-name="T12">2 <text:s/></text:span><text:span text:style-name="T5">=</text:span></text:p>
          </text:list-item>
        </text:list>
      </text:section>
      <text:list xml:id="list194642904999629" text:continue-list="list194642526720316" text:style-name="L2">
        <text:list-header>
          <text:p text:style-name="P28"/>
        </text:list-header>
      </text:list>
      <text:p text:style-name="P9"><text:span text:style-name="T17">8.- </text:span><text:span text:style-name="T16">Realizar as seguintes conversións a decimal:</text:span></text:p>
      <text:section text:style-name="Sect2" text:name="Sección2">
        <text:list xml:id="list532138855" text:style-name="L6">
          <text:list-item>
            <text:p text:style-name="P26"><text:span text:style-name="T16">B</text:span><text:span text:style-name="T13">16</text:span><text:span text:style-name="T16"> <text:s/>=</text:span></text:p>
          </text:list-item>
          <text:list-item>
            <text:p text:style-name="P26"><text:span text:style-name="T16">30</text:span><text:span text:style-name="T13">16</text:span><text:span text:style-name="T16"> <text:s/>=</text:span></text:p>
          </text:list-item>
          <text:list-item>
            <text:p text:style-name="P26"><text:span text:style-name="T16">DB</text:span><text:span text:style-name="T13">16</text:span><text:span text:style-name="T16"> =</text:span></text:p>
          </text:list-item>
          <text:list-item>
            <text:p text:style-name="P26"><text:span text:style-name="T16">3D4</text:span><text:span text:style-name="T13">16</text:span><text:span text:style-name="T16"> =</text:span></text:p>
          </text:list-item>
        </text:list>
      </text:section>
      <text:list xml:id="list194642182629999" text:continue-list="list194642904999629" text:style-name="L2">
        <text:list-header>
          <text:p text:style-name="P30"/>
          <text:p text:style-name="P37"><text:soft-page-break/><text:span text:style-name="T6">9.- </text:span><text:span text:style-name="T5">Realizar as seguintes conversións a octal (pasa por binario):</text:span></text:p>
        </text:list-header>
      </text:list>
      <text:section text:style-name="Sect2" text:name="Sección4">
        <text:list xml:id="list3850620638" text:style-name="L7">
          <text:list-item>
            <text:p text:style-name="P27"><text:span text:style-name="T16">B</text:span><text:span text:style-name="T13">16</text:span><text:span text:style-name="T16"> <text:s/>=</text:span></text:p>
          </text:list-item>
          <text:list-item>
            <text:p text:style-name="P27"><text:span text:style-name="T16">30</text:span><text:span text:style-name="T13">16</text:span><text:span text:style-name="T16"> <text:s/>=</text:span></text:p>
          </text:list-item>
          <text:list-item>
            <text:p text:style-name="P27"><text:span text:style-name="T16">DB</text:span><text:span text:style-name="T13">16</text:span><text:span text:style-name="T16"> =</text:span></text:p>
          </text:list-item>
          <text:list-item>
            <text:p text:style-name="P27"><text:span text:style-name="T16">3D4</text:span><text:span text:style-name="T13">16</text:span><text:span text:style-name="T16"> =</text:span></text:p>
          </text:list-item>
          <text:list-item>
            <text:p text:style-name="P29">1FFF<text:span text:style-name="T10">16</text:span> <text:s/>=</text:p>
          </text:list-item>
          <text:list-item>
            <text:p text:style-name="P27"><text:span text:style-name="T16">A0B2</text:span><text:span text:style-name="T13">16</text:span><text:span text:style-name="T16"> <text:s/>=</text:span></text:p>
          </text:list-item>
        </text:list>
      </text:section>
      <text:list xml:id="list194643288395164" text:continue-list="list194642182629999" text:style-name="L2">
        <text:list-header>
          <text:p text:style-name="P31"><text:span text:style-name="T20">10.- </text:span>Realiza as seguintes operacións lóxicas:</text:p>
        </text:list-header>
      </text:list>
      <text:list xml:id="list2268483485" text:style-name="L8">
        <text:list-item>
          <text:p text:style-name="P32">1100 AND 001111</text:p>
        </text:list-item>
        <text:list-item>
          <text:p text:style-name="P32">10111001 AND 10001111</text:p>
        </text:list-item>
        <text:list-item>
          <text:p text:style-name="P32">1010 AND 10101</text:p>
        </text:list-item>
        <text:list-item>
          <text:p text:style-name="P32">101010 AND 010111</text:p>
        </text:list-item>
        <text:list-item>
          <text:p text:style-name="P32">101110 AND 111100</text:p>
        </text:list-item>
        <text:list-item>
          <text:p text:style-name="P32">110011 OR 001111</text:p>
        </text:list-item>
        <text:list-item>
          <text:p text:style-name="P32">111001 OR 111111</text:p>
        </text:list-item>
        <text:list-item>
          <text:p text:style-name="P32">1010 OR 1000</text:p>
        </text:list-item>
        <text:list-item>
          <text:p text:style-name="P33">10101010 OR 11000111</text:p>
        </text:list-item>
        <text:list-item>
          <text:p text:style-name="P33">11101010 OR 1111000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  <style:text-properties fo:font-size="9pt" fo:font-style="italic" fo:font-weight="normal" officeooo:paragraph-rsid="002a5bfb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font-name="Arial" officeooo:rsid="001e8e8f"/>
    </style:style>
    <style:style style:name="MT2" style:family="text">
      <style:text-properties style:font-name="Arial" officeooo:rsid="0028a0df"/>
    </style:style>
    <style:style style:name="MT3" style:family="text">
      <style:text-properties style:font-name="Arial" fo:font-size="8pt" officeooo:rsid="0028a0d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1.- Caracterización de redes</text:span><text:span text:style-name="MT2"> <text:s text:c="3"/><text:tab/></text:span><text:span text:style-name="MT3">Planificación e administración de re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9-26T23:39:07.74</meta:creation-date>
    <dc:date>2022-09-22T19:46:41.685209179</dc:date>
    <meta:editing-duration>PT4H48M31S</meta:editing-duration>
    <meta:editing-cycles>33</meta:editing-cycles>
    <meta:generator>LibreOffice/7.3.5.2$Linux_X86_64 LibreOffice_project/30$Build-2</meta:generator>
    <meta:print-date>2011-09-27T10:11:12.02</meta:print-date>
    <meta:document-statistic meta:table-count="1" meta:image-count="0" meta:object-count="0" meta:page-count="3" meta:paragraph-count="81" meta:word-count="390" meta:character-count="2097" meta:non-whitespace-character-count="1763"/>
  </office:meta>
</office:document-meta>
</file>